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ers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Pers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F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achbereich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FB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BBereich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BSatz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1" office:value-type="string" calcext:value-type="string">
            <text:p>Reparatur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RepNr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RepDatu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Km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FB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.00.0000</text:date>, <text:time style:data-style-name="N2" text:time-value="10:50:10.8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33:10.724000000</meta:creation-date>
    <dc:date>2019-03-11T10:52:37.080000000</dc:date>
    <meta:editing-duration>PT15M26S</meta:editing-duration>
    <meta:editing-cycles>3</meta:editing-cycles>
    <meta:generator>LibreOffice/4.4.3.2$Windows_x86 LibreOffice_project/88805f81e9fe61362df02b9941de8e38a9b5fd16</meta:generator>
    <meta:document-statistic meta:table-count="1" meta:cell-count="32" meta:object-count="0"/>
  </office:meta>
</office:document-meta>
</file>